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4.382cm"/>
    </style:style>
    <style:style style:name="co5" style:family="table-column">
      <style:table-column-properties fo:break-before="auto" style:column-width="4.149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043cm"/>
    </style:style>
    <style:style style:name="co13" style:family="table-column">
      <style:table-column-properties fo:break-before="auto" style:column-width="3.577cm"/>
    </style:style>
    <style:style style:name="co14" style:family="table-column">
      <style:table-column-properties fo:break-before="auto" style:column-width="2.244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6" table:default-cell-style-name="ce1"/>
        <table:table-column table:style-name="co10" table:default-cell-style-name="ce1"/>
        <table:table-row table:style-name="ro2">
          <table:table-cell office:value-type="string">
            <text:p>Instrucciones</text:p>
          </table:table-cell>
          <table:table-cell office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quipo</text:p>
          </table:table-cell>
          <table:table-cell table:style-name="ce2" office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ary Allen Wikes</text:p>
          </table:table-cell>
          <table:table-cell office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ary Allen Wikes</text:p>
          </table:table-cell>
          <table:table-cell office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Adrián Crespo Miguel (adricres96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David Fustero Palacios(fiusa8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Daniel Martinez Martinez</text:p>
          </table:table-cell>
          <table:table-cell table:number-columns-repeated="1022"/>
        </table:table-row>
        <table:table-row table:style-name="ro4">
          <table:table-cell office:value-type="string">
            <text:p>Barbara H. Liskov</text:p>
          </table:table-cell>
          <table:table-cell office:value-type="string">
            <text:p>Yolanda Sánchez Ariznavarreta</text:p>
          </table:table-cell>
          <table:table-cell table:number-columns-repeated="1022"/>
        </table:table-row>
        <table:table-row table:style-name="ro4">
          <table:table-cell office:value-type="string">
            <text:p>Barbara H. Liskov</text:p>
          </table:table-cell>
          <table:table-cell office:value-type="string">
            <text:p>Javier González Galindo (gonzakick)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1" table:default-cell-style-name="ce1"/>
        <table:table-column table:style-name="co9" table:number-columns-repeated="1022" table:default-cell-style-name="ce1"/>
        <table:table-column table:style-name="co10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1" table:default-cell-style-name="ce1"/>
        <table:table-column table:style-name="co9" table:number-columns-repeated="1022" table:default-cell-style-name="ce1"/>
        <table:table-column table:style-name="co10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2/03/2017</text:date>, <text:time>12:57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17-03-02T12:57:56.54</dc:date>
    <meta:editing-cycles>24</meta:editing-cycles>
    <meta:editing-duration>PT25M25S</meta:editing-duration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